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la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  <text:list-item>
                <text:p>Ls :</text:p>
                <text:list>
                  <text:list-item>
                    <text:p><text:s/>-lh -&gt; to display file sizes in human readable format..eg., 4096 is 4.0K</text:p>
                  </text:list-item>
                  <text:list-item>
                    <text:p>-i -&gt; to display i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lters</text:p>
                <text:list>
                  <text:list-item>
                    <text:p>http://www.tuxradar.com/content/exploring-filters-and-pipes#null</text:p>
                  </text:list-item>
                  <text:list-item>
                    <text:p>Cut</text:p>
                  </text:list-item>
                  <text:list-item>
                    <text:p>Paste -&gt; http://unix.stackexchange.com/questions/174241/cut-and-paste-commands</text:p>
                  </text:list-item>
                  <text:list-item>
                    <text:p>head</text:p>
                  </text:list-item>
                  <text:list-item>
                    <text:p>Tail</text:p>
                  </text:list-item>
                  <text:list-item>
                    <text:p>Wc</text:p>
                  </text:list-item>
                  <text:list-item>
                    <text:p>Sort</text:p>
                  </text:list-item>
                  <text:list-item>
                    <text:p>Uniq</text:p>
                  </text:list-item>
                  <text:list-item>
                    <text:p>Grep</text:p>
                  </text:list-item>
                  <text:list-item>
                    <text:p>Tr</text:p>
                  </text:list-item>
                  <text:list-item>
                    <text:p>Sed</text:p>
                  </text:list-item>
                  <text:list-item>
                    <text:p>aw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trap '' 1 2 3 18 #trap interrupts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5-12-28T12:04:30.901057874</dc:date>
    <meta:editing-duration>PT5H32M18S</meta:editing-duration>
    <meta:editing-cycles>85</meta:editing-cycles>
    <meta:generator>LibreOffice/4.2.8.2$Linux_X86_64 LibreOffice_project/420m0$Build-2</meta:generator>
    <meta:document-statistic meta:object-count="112"/>
  </office:meta>
</office:document-meta>
</file>